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AB2597EB93EC2E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55ff8c" officeooo:paragraph-rsid="0055ff8c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56334f" officeooo:paragraph-rsid="0056334f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1pt" style:text-underline-style="none" officeooo:rsid="0055ff8c" officeooo:paragraph-rsid="0055ff8c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4adafc" officeooo:paragraph-rsid="004adaf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4adafc" officeooo:paragraph-rsid="004adafc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4bce5e" officeooo:paragraph-rsid="004bce5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504f2a" officeooo:paragraph-rsid="00504f2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52469d" officeooo:paragraph-rsid="0052469d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541430" officeooo:paragraph-rsid="0054143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55ff8c" officeooo:paragraph-rsid="0055ff8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56334f" officeooo:paragraph-rsid="0056334f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officeooo:rsid="004daf74" officeooo:paragraph-rsid="004daf74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4ebef4" officeooo:paragraph-rsid="004ebef4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officeooo:rsid="004ed6ad" officeooo:paragraph-rsid="004ed6ad"/>
    </style:style>
    <style:style style:name="P17" style:family="paragraph" style:parent-style-name="Standard">
      <style:paragraph-properties fo:text-align="start" style:justify-single-word="false"/>
      <style:text-properties officeooo:rsid="00585f3a" officeooo:paragraph-rsid="00585f3a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style:font-name="Liberation Mono"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font-name="Liberation Mono" fo:font-size="11pt" style:text-underline-style="none" fo:font-weight="normal" officeooo:rsid="0056334f" style:font-size-asian="11pt" style:font-weight-asian="normal" style:font-size-complex="11pt" style:font-weight-complex="normal"/>
    </style:style>
    <style:style style:name="T5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Liberation Mono" fo:font-size="11pt" fo:font-weight="normal" officeooo:rsid="004ebef4" style:font-size-asian="11pt" style:font-weight-asian="normal" style:font-size-complex="11pt" style:font-weight-complex="normal"/>
    </style:style>
    <style:style style:name="T7" style:family="text">
      <style:text-properties style:font-name="Liberation Mono" fo:font-size="11pt" fo:font-weight="normal" officeooo:rsid="004bce5e" style:font-size-asian="11pt" style:font-weight-asian="normal" style:font-size-complex="11pt" style:font-weight-complex="normal"/>
    </style:style>
    <style:style style:name="T8" style:family="text">
      <style:text-properties style:font-name="Liberation Mono" fo:font-size="11pt" fo:font-weight="normal" officeooo:rsid="005808f8" style:font-size-asian="11pt" style:font-weight-asian="normal" style:font-size-complex="11pt" style:font-weight-complex="normal"/>
    </style:style>
    <style:style style:name="T9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0"><draw:image xlink:href="Pictures/100002010000035300000119AB2597EB93EC2E97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span text:style-name="MT2"><text:tab/>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4H38M24S</meta:editing-duration>
    <meta:editing-cycles>49</meta:editing-cycles>
    <dc:title>SIN</dc:title>
    <dc:date>2021-03-12T00:50:17.018000000</dc:date>
    <meta:document-statistic meta:table-count="0" meta:image-count="1" meta:object-count="0" meta:page-count="1" meta:paragraph-count="4" meta:word-count="11" meta:character-count="74" meta:non-whitespace-character-count="61"/>
    <meta:template xlink:type="simple" xlink:actuate="onRequest" xlink:title="SIN" xlink:href="file:///C:/Users/MSI/AppData/Roaming/LibreOffice/4/user/template/SIN.ott" meta:date="2021-03-05T16:19:12.220000000"/>
  </office:meta>
</office:document-meta>
</file>